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4000000C26A866940AB589EBA.png" manifest:media-type="image/png"/>
  <manifest:file-entry manifest:full-path="Pictures/10000201000001C8000000E33181206BBF662D84.png" manifest:media-type="image/png"/>
  <manifest:file-entry manifest:full-path="Pictures/10000201000001FA000000C4A7C48A645BEA728E.png" manifest:media-type="image/png"/>
  <manifest:file-entry manifest:full-path="Pictures/10000201000001F100000102028D9F776D5B4568.png" manifest:media-type="image/png"/>
  <manifest:file-entry manifest:full-path="Pictures/10000201000001EB000000E0E32C593A1DB86C6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3.15cm" svg:height="6.826cm" draw:z-index="0"><draw:image xlink:href="Pictures/10000201000001F100000102028D9F776D5B456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width="12.991cm" svg:height="5.927cm" draw:z-index="1"><draw:image xlink:href="Pictures/10000201000001EB000000E0E32C593A1DB86C6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width="12.065cm" svg:height="6.006cm" draw:z-index="2"><draw:image xlink:href="Pictures/10000201000001C8000000E33181206BBF662D8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width="13.388cm" svg:height="5.186cm" draw:z-index="3"><draw:image xlink:href="Pictures/10000201000001FA000000C4A7C48A645BEA728E.png" xlink:type="simple" xlink:show="embed" xlink:actuate="onLoad" loext:mime-type="image/png"/></draw:frame><text:soft-page-break/></text:p>
      <text:p text:style-name="Standard"><draw:frame draw:style-name="fr1" draw:name="Image5" text:anchor-type="paragraph" svg:width="13.653cm" svg:height="5.133cm" draw:z-index="4"><draw:image xlink:href="Pictures/1000020100000204000000C26A866940AB589EB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3:30:06.541598551</meta:creation-date>
    <dc:date>2020-04-15T18:36:23.504538531</dc:date>
    <meta:editing-duration>PT8M51S</meta:editing-duration>
    <meta:editing-cycles>2</meta:editing-cycles>
    <meta:generator>LibreOffice/6.0.7.3$Linux_X86_64 LibreOffice_project/00m0$Build-3</meta:generator>
    <meta:document-statistic meta:table-count="0" meta:image-count="5" meta:object-count="0" meta:page-count="2" meta:paragraph-count="0" meta:word-count="0" meta:character-count="0" meta:non-whitespace-character-count="0"/>
  </office:meta>
</office:document-meta>
</file>